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ASSIGNACIÓ PROBLEMES A ENTREGAR DE PROBABILITAT 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 table:number-columns-repeated="1021"/>
        </table:table-row>
        <table:table-row table:style-name="ro3">
          <table:table-cell office:value-type="string">
            <text:p>Adrover Serra, Toni</text:p>
          </table:table-cell>
          <table:table-cell table:formula="of:=RANDBETWEEN(1; 49)" office:value-type="float" office:value="31">
            <text:p>31</text:p>
          </table:table-cell>
          <table:table-cell table:formula="of:=RANDBETWEEN(1;49)" office:value-type="float" office:value="42">
            <text:p>42</text:p>
          </table:table-cell>
          <table:table-cell table:formula="of:=IF([.B8]=[.C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mengual Jiménez, José María</text:p>
          </table:table-cell>
          <table:table-cell table:formula="of:=RANDBETWEEN(1; 49)" office:value-type="float" office:value="30">
            <text:p>30</text:p>
          </table:table-cell>
          <table:table-cell table:formula="of:=RANDBETWEEN(1;49)" office:value-type="float" office:value="19">
            <text:p>19</text:p>
          </table:table-cell>
          <table:table-cell table:formula="of:=IF([.B9]=[.C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mengual Llofriu, Mateo</text:p>
          </table:table-cell>
          <table:table-cell table:formula="of:=RANDBETWEEN(1; 49)" office:value-type="float" office:value="30">
            <text:p>30</text:p>
          </table:table-cell>
          <table:table-cell table:formula="of:=RANDBETWEEN(1;49)" office:value-type="float" office:value="6">
            <text:p>6</text:p>
          </table:table-cell>
          <table:table-cell table:formula="of:=IF([.B10]=[.C1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Amengual Riquelme, Eva Gloria</text:p>
          </table:table-cell>
          <table:table-cell table:formula="of:=RANDBETWEEN(1; 49)" office:value-type="float" office:value="47">
            <text:p>47</text:p>
          </table:table-cell>
          <table:table-cell table:formula="of:=RANDBETWEEN(1;49)" office:value-type="float" office:value="18">
            <text:p>18</text:p>
          </table:table-cell>
          <table:table-cell table:formula="of:=IF([.B11]=[.C1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Balaguer Reig, Marc</text:p>
          </table:table-cell>
          <table:table-cell table:formula="of:=RANDBETWEEN(1; 49)" office:value-type="float" office:value="39">
            <text:p>39</text:p>
          </table:table-cell>
          <table:table-cell table:formula="of:=RANDBETWEEN(1;49)" office:value-type="float" office:value="16">
            <text:p>16</text:p>
          </table:table-cell>
          <table:table-cell table:formula="of:=IF([.B12]=[.C1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Ballesteros Borrego, Antonio</text:p>
          </table:table-cell>
          <table:table-cell table:formula="of:=RANDBETWEEN(1; 49)" office:value-type="float" office:value="35">
            <text:p>35</text:p>
          </table:table-cell>
          <table:table-cell table:formula="of:=RANDBETWEEN(1;49)" office:value-type="float" office:value="48">
            <text:p>48</text:p>
          </table:table-cell>
          <table:table-cell table:formula="of:=IF([.B13]=[.C1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Barba Castro, Antonio</text:p>
          </table:table-cell>
          <table:table-cell table:formula="of:=RANDBETWEEN(1; 49)" office:value-type="float" office:value="3">
            <text:p>3</text:p>
          </table:table-cell>
          <table:table-cell table:formula="of:=RANDBETWEEN(1;49)" office:value-type="float" office:value="40">
            <text:p>40</text:p>
          </table:table-cell>
          <table:table-cell table:formula="of:=IF([.B14]=[.C1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Begazo Meza, Guillermo César</text:p>
          </table:table-cell>
          <table:table-cell table:formula="of:=RANDBETWEEN(1; 49)" office:value-type="float" office:value="29">
            <text:p>29</text:p>
          </table:table-cell>
          <table:table-cell table:formula="of:=RANDBETWEEN(1;49)" office:value-type="float" office:value="13">
            <text:p>13</text:p>
          </table:table-cell>
          <table:table-cell table:formula="of:=IF([.B15]=[.C1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banillas González, Sandra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34">
            <text:p>34</text:p>
          </table:table-cell>
          <table:table-cell table:formula="of:=IF([.B16]=[.C1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mpos Pérez, José Pedro</text:p>
          </table:table-cell>
          <table:table-cell table:formula="of:=RANDBETWEEN(1; 49)" office:value-type="float" office:value="21">
            <text:p>21</text:p>
          </table:table-cell>
          <table:table-cell table:formula="of:=RANDBETWEEN(1;49)" office:value-type="float" office:value="16">
            <text:p>16</text:p>
          </table:table-cell>
          <table:table-cell table:formula="of:=IF([.B17]=[.C1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ntallops Busquets, Joan</text:p>
          </table:table-cell>
          <table:table-cell table:formula="of:=RANDBETWEEN(1; 49)" office:value-type="float" office:value="13">
            <text:p>13</text:p>
          </table:table-cell>
          <table:table-cell table:formula="of:=RANDBETWEEN(1;49)" office:value-type="float" office:value="17">
            <text:p>17</text:p>
          </table:table-cell>
          <table:table-cell table:formula="of:=IF([.B18]=[.C1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ña Ferrer, Margarita</text:p>
          </table:table-cell>
          <table:table-cell table:formula="of:=RANDBETWEEN(1; 49)" office:value-type="float" office:value="35">
            <text:p>35</text:p>
          </table:table-cell>
          <table:table-cell table:formula="of:=RANDBETWEEN(1;49)" office:value-type="float" office:value="6">
            <text:p>6</text:p>
          </table:table-cell>
          <table:table-cell table:formula="of:=IF([.B19]=[.C1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pó Priego, Gabriel</text:p>
          </table:table-cell>
          <table:table-cell table:formula="of:=RANDBETWEEN(1; 49)" office:value-type="float" office:value="4">
            <text:p>4</text:p>
          </table:table-cell>
          <table:table-cell table:formula="of:=RANDBETWEEN(1;49)" office:value-type="float" office:value="6">
            <text:p>6</text:p>
          </table:table-cell>
          <table:table-cell table:formula="of:=IF([.B20]=[.C2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rcelen Llabrés, José Miguel</text:p>
          </table:table-cell>
          <table:table-cell table:formula="of:=RANDBETWEEN(1; 49)" office:value-type="float" office:value="35">
            <text:p>35</text:p>
          </table:table-cell>
          <table:table-cell table:formula="of:=RANDBETWEEN(1;49)" office:value-type="float" office:value="44">
            <text:p>44</text:p>
          </table:table-cell>
          <table:table-cell table:formula="of:=IF([.B21]=[.C2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olomar Soriano, Carlos</text:p>
          </table:table-cell>
          <table:table-cell table:formula="of:=RANDBETWEEN(1; 49)" office:value-type="float" office:value="30">
            <text:p>30</text:p>
          </table:table-cell>
          <table:table-cell table:formula="of:=RANDBETWEEN(1;49)" office:value-type="float" office:value="31">
            <text:p>31</text:p>
          </table:table-cell>
          <table:table-cell table:formula="of:=IF([.B22]=[.C2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osta Ramis, Miquela</text:p>
          </table:table-cell>
          <table:table-cell table:formula="of:=RANDBETWEEN(1; 49)" office:value-type="float" office:value="32">
            <text:p>32</text:p>
          </table:table-cell>
          <table:table-cell table:formula="of:=RANDBETWEEN(1;49)" office:value-type="float" office:value="45">
            <text:p>45</text:p>
          </table:table-cell>
          <table:table-cell table:formula="of:=IF([.B23]=[.C2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Delgado Tashiguano, Edwin Alejandro</text:p>
          </table:table-cell>
          <table:table-cell table:formula="of:=RANDBETWEEN(1; 49)" office:value-type="float" office:value="18">
            <text:p>18</text:p>
          </table:table-cell>
          <table:table-cell table:formula="of:=RANDBETWEEN(1;49)" office:value-type="float" office:value="4">
            <text:p>4</text:p>
          </table:table-cell>
          <table:table-cell table:formula="of:=IF([.B24]=[.C2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Edo Guasch, Irene</text:p>
          </table:table-cell>
          <table:table-cell table:formula="of:=RANDBETWEEN(1; 49)" office:value-type="float" office:value="13">
            <text:p>13</text:p>
          </table:table-cell>
          <table:table-cell table:formula="of:=RANDBETWEEN(1;49)" office:value-type="float" office:value="25">
            <text:p>25</text:p>
          </table:table-cell>
          <table:table-cell table:formula="of:=IF([.B25]=[.C2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Frau Reinés, Juan Miguel</text:p>
          </table:table-cell>
          <table:table-cell table:formula="of:=RANDBETWEEN(1; 49)" office:value-type="float" office:value="16">
            <text:p>16</text:p>
          </table:table-cell>
          <table:table-cell table:formula="of:=RANDBETWEEN(1;49)" office:value-type="float" office:value="38">
            <text:p>38</text:p>
          </table:table-cell>
          <table:table-cell table:formula="of:=IF([.B26]=[.C2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Garcia Fluxà, Carlos</text:p>
          </table:table-cell>
          <table:table-cell table:formula="of:=RANDBETWEEN(1; 49)" office:value-type="float" office:value="25">
            <text:p>25</text:p>
          </table:table-cell>
          <table:table-cell table:formula="of:=RANDBETWEEN(1;49)" office:value-type="float" office:value="4">
            <text:p>4</text:p>
          </table:table-cell>
          <table:table-cell table:formula="of:=IF([.B27]=[.C2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Jiménez López, Rafael</text:p>
          </table:table-cell>
          <table:table-cell table:formula="of:=RANDBETWEEN(1; 49)" office:value-type="float" office:value="37">
            <text:p>37</text:p>
          </table:table-cell>
          <table:table-cell table:formula="of:=RANDBETWEEN(1;49)" office:value-type="float" office:value="14">
            <text:p>14</text:p>
          </table:table-cell>
          <table:table-cell table:formula="of:=IF([.B28]=[.C2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Jimeno Moya, José Manuel</text:p>
          </table:table-cell>
          <table:table-cell table:formula="of:=RANDBETWEEN(1; 49)" office:value-type="float" office:value="39">
            <text:p>39</text:p>
          </table:table-cell>
          <table:table-cell table:formula="of:=RANDBETWEEN(1;49)" office:value-type="float" office:value="30">
            <text:p>30</text:p>
          </table:table-cell>
          <table:table-cell table:formula="of:=IF([.B29]=[.C2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Juan Moreno, Pere</text:p>
          </table:table-cell>
          <table:table-cell table:formula="of:=RANDBETWEEN(1; 49)" office:value-type="float" office:value="27">
            <text:p>27</text:p>
          </table:table-cell>
          <table:table-cell table:formula="of:=RANDBETWEEN(1;49)" office:value-type="float" office:value="17">
            <text:p>17</text:p>
          </table:table-cell>
          <table:table-cell table:formula="of:=IF([.B30]=[.C3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lull Cabrer, Maria Magdalena</text:p>
          </table:table-cell>
          <table:table-cell table:formula="of:=RANDBETWEEN(1; 49)" office:value-type="float" office:value="20">
            <text:p>20</text:p>
          </table:table-cell>
          <table:table-cell table:formula="of:=RANDBETWEEN(1;49)" office:value-type="float" office:value="26">
            <text:p>26</text:p>
          </table:table-cell>
          <table:table-cell table:formula="of:=IF([.B31]=[.C3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ópez Molinari, Gabriela</text:p>
          </table:table-cell>
          <table:table-cell table:formula="of:=RANDBETWEEN(1; 49)" office:value-type="float" office:value="21">
            <text:p>21</text:p>
          </table:table-cell>
          <table:table-cell table:formula="of:=RANDBETWEEN(1;49)" office:value-type="float" office:value="28">
            <text:p>28</text:p>
          </table:table-cell>
          <table:table-cell table:formula="of:=IF([.B32]=[.C3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ópez del Amo Franco, Aleix Miquel</text:p>
          </table:table-cell>
          <table:table-cell table:formula="of:=RANDBETWEEN(1; 49)" office:value-type="float" office:value="14">
            <text:p>14</text:p>
          </table:table-cell>
          <table:table-cell table:formula="of:=RANDBETWEEN(1;49)" office:value-type="float" office:value="47">
            <text:p>47</text:p>
          </table:table-cell>
          <table:table-cell table:formula="of:=IF([.B33]=[.C3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n Bermejo, Verónica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33">
            <text:p>33</text:p>
          </table:table-cell>
          <table:table-cell table:formula="of:=IF([.B34]=[.C3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nez Bonnín, Eric</text:p>
          </table:table-cell>
          <table:table-cell table:formula="of:=RANDBETWEEN(1; 49)" office:value-type="float" office:value="11">
            <text:p>11</text:p>
          </table:table-cell>
          <table:table-cell table:formula="of:=RANDBETWEEN(1;49)" office:value-type="float" office:value="15">
            <text:p>15</text:p>
          </table:table-cell>
          <table:table-cell table:formula="of:=IF([.B35]=[.C3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uñoz Benavides, Carlos Andrés</text:p>
          </table:table-cell>
          <table:table-cell table:formula="of:=RANDBETWEEN(1; 49)" office:value-type="float" office:value="39">
            <text:p>39</text:p>
          </table:table-cell>
          <table:table-cell table:formula="of:=RANDBETWEEN(1;49)" office:value-type="float" office:value="30">
            <text:p>30</text:p>
          </table:table-cell>
          <table:table-cell table:formula="of:=IF([.B36]=[.C3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alou de Comasema Dameto, Pere</text:p>
          </table:table-cell>
          <table:table-cell table:formula="of:=RANDBETWEEN(1; 49)" office:value-type="float" office:value="40">
            <text:p>40</text:p>
          </table:table-cell>
          <table:table-cell table:formula="of:=RANDBETWEEN(1;49)" office:value-type="float" office:value="20">
            <text:p>20</text:p>
          </table:table-cell>
          <table:table-cell table:formula="of:=IF([.B37]=[.C3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ayeras Mestre, Francisca Maria</text:p>
          </table:table-cell>
          <table:table-cell table:formula="of:=RANDBETWEEN(1; 49)" office:value-type="float" office:value="21">
            <text:p>21</text:p>
          </table:table-cell>
          <table:table-cell table:formula="of:=RANDBETWEEN(1;49)" office:value-type="float" office:value="15">
            <text:p>15</text:p>
          </table:table-cell>
          <table:table-cell table:formula="of:=IF([.B38]=[.C3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eralta Salas, Blas</text:p>
          </table:table-cell>
          <table:table-cell table:formula="of:=RANDBETWEEN(1; 49)" office:value-type="float" office:value="27">
            <text:p>27</text:p>
          </table:table-cell>
          <table:table-cell table:formula="of:=RANDBETWEEN(1;49)" office:value-type="float" office:value="31">
            <text:p>31</text:p>
          </table:table-cell>
          <table:table-cell table:formula="of:=IF([.B39]=[.C3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erelló Borràs, Joan</text:p>
          </table:table-cell>
          <table:table-cell table:formula="of:=RANDBETWEEN(1; 49)" office:value-type="float" office:value="44">
            <text:p>44</text:p>
          </table:table-cell>
          <table:table-cell table:formula="of:=RANDBETWEEN(1;49)" office:value-type="float" office:value="3">
            <text:p>3</text:p>
          </table:table-cell>
          <table:table-cell table:formula="of:=IF([.B40]=[.C4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érez Berral, Carlos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35">
            <text:p>35</text:p>
          </table:table-cell>
          <table:table-cell table:formula="of:=IF([.B41]=[.C4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icó Autonell, Marc</text:p>
          </table:table-cell>
          <table:table-cell table:formula="of:=RANDBETWEEN(1; 49)" office:value-type="float" office:value="39">
            <text:p>39</text:p>
          </table:table-cell>
          <table:table-cell table:formula="of:=RANDBETWEEN(1;49)" office:value-type="float" office:value="1">
            <text:p>1</text:p>
          </table:table-cell>
          <table:table-cell table:formula="of:=IF([.B42]=[.C4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Puertas Thorborg, Jelle Miguel</text:p>
          </table:table-cell>
          <table:table-cell table:formula="of:=RANDBETWEEN(1; 49)" office:value-type="float" office:value="43">
            <text:p>43</text:p>
          </table:table-cell>
          <table:table-cell table:formula="of:=RANDBETWEEN(1;49)" office:value-type="float" office:value="47">
            <text:p>47</text:p>
          </table:table-cell>
          <table:table-cell table:formula="of:=IF([.B43]=[.C4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Quetglas Molinas, Maria Del Mar</text:p>
          </table:table-cell>
          <table:table-cell table:formula="of:=RANDBETWEEN(1; 49)" office:value-type="float" office:value="27">
            <text:p>27</text:p>
          </table:table-cell>
          <table:table-cell table:formula="of:=RANDBETWEEN(1;49)" office:value-type="float" office:value="20">
            <text:p>20</text:p>
          </table:table-cell>
          <table:table-cell table:formula="of:=IF([.B44]=[.C4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ecio Soler, Eduardo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3">
            <text:p>3</text:p>
          </table:table-cell>
          <table:table-cell table:formula="of:=IF([.B45]=[.C45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ibas Pizà, Andrés</text:p>
          </table:table-cell>
          <table:table-cell table:formula="of:=RANDBETWEEN(1; 49)" office:value-type="float" office:value="46">
            <text:p>46</text:p>
          </table:table-cell>
          <table:table-cell table:formula="of:=RANDBETWEEN(1;49)" office:value-type="float" office:value="49">
            <text:p>49</text:p>
          </table:table-cell>
          <table:table-cell table:formula="of:=IF([.B46]=[.C4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ipoll Sastre, Antoni</text:p>
          </table:table-cell>
          <table:table-cell table:formula="of:=RANDBETWEEN(1; 49)" office:value-type="float" office:value="16">
            <text:p>16</text:p>
          </table:table-cell>
          <table:table-cell table:formula="of:=RANDBETWEEN(1;49)" office:value-type="float" office:value="21">
            <text:p>21</text:p>
          </table:table-cell>
          <table:table-cell table:formula="of:=IF([.B47]=[.C4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iutort Piña, José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1">
            <text:p>1</text:p>
          </table:table-cell>
          <table:table-cell table:formula="of:=IF([.B48]=[.C48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Tur Oliver, Antonio</text:p>
          </table:table-cell>
          <table:table-cell table:formula="of:=RANDBETWEEN(1; 49)" office:value-type="float" office:value="46">
            <text:p>46</text:p>
          </table:table-cell>
          <table:table-cell table:formula="of:=RANDBETWEEN(1;49)" office:value-type="float" office:value="7">
            <text:p>7</text:p>
          </table:table-cell>
          <table:table-cell table:formula="of:=IF([.B49]=[.C4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aliente Cot, Joan</text:p>
          </table:table-cell>
          <table:table-cell table:formula="of:=RANDBETWEEN(1; 49)" office:value-type="float" office:value="6">
            <text:p>6</text:p>
          </table:table-cell>
          <table:table-cell table:formula="of:=RANDBETWEEN(1;49)" office:value-type="float" office:value="8">
            <text:p>8</text:p>
          </table:table-cell>
          <table:table-cell table:formula="of:=IF([.B50]=[.C50]; &quot;Alerta!&quot;; &quot;&quot;)">
            <text:p/>
          </table:table-cell>
          <table:table-cell table:number-columns-repeated="1020"/>
        </table:table-row>
        <table:table-row table:style-name="ro4">
          <table:table-cell office:value-type="string">
            <text:p>Vega Lopez, Antonio</text:p>
          </table:table-cell>
          <table:table-cell table:formula="of:=RANDBETWEEN(1; 49)" office:value-type="float" office:value="29">
            <text:p>29</text:p>
          </table:table-cell>
          <table:table-cell table:formula="of:=RANDBETWEEN(1;49)" office:value-type="float" office:value="10">
            <text:p>10</text:p>
          </table:table-cell>
          <table:table-cell table:formula="of:=IF([.B51]=[.C5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ideckis Martini, Gabriel</text:p>
          </table:table-cell>
          <table:table-cell table:formula="of:=RANDBETWEEN(1; 49)" office:value-type="float" office:value="29">
            <text:p>29</text:p>
          </table:table-cell>
          <table:table-cell table:formula="of:=RANDBETWEEN(1;49)" office:value-type="float" office:value="32">
            <text:p>32</text:p>
          </table:table-cell>
          <table:table-cell table:formula="of:=IF([.B52]=[.C52]; &quot;Alerta!&quot;; &quot;&quot;)">
            <text:p/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09:5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4H17M15S</meta:editing-duration>
    <dc:date>2011-03-15T09:52:11.52</dc:date>
    <meta:generator>OpenOffice.org/3.0$Win32 OpenOffice.org_project/300m15$Build-9379</meta:generator>
    <meta:editing-cycles>1</meta:editing-cycles>
    <meta:document-statistic meta:table-count="1" meta:cell-count="18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